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e9411" officeooo:paragraph-rsid="000e9411"/>
    </style:style>
    <style:style style:name="P2" style:family="paragraph" style:parent-style-name="Standard">
      <style:text-properties officeooo:rsid="00156fb9" officeooo:paragraph-rsid="000e9411"/>
    </style:style>
    <style:style style:name="P3" style:family="paragraph" style:parent-style-name="Standard">
      <style:text-properties officeooo:rsid="0014d80a" officeooo:paragraph-rsid="000e9411"/>
    </style:style>
    <style:style style:name="P4" style:family="paragraph" style:parent-style-name="Standard">
      <style:text-properties officeooo:rsid="00107aee" officeooo:paragraph-rsid="00107ae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</text:p>
      <text:p text:style-name="P4">Per a buscar </text:p>
      <text:p text:style-name="P2">journalctl <text:span text:style-name="T1">path-to-daemon</text:span></text:p>
      <text:p text:style-name="P2">journalctl _COMM=<text:span text:style-name="T1">daemon-n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53866409 </meta:initial-creator>
    <meta:creation-date>2016-05-05T12:00:32.535773635</meta:creation-date>
    <dc:date>2016-05-05T12:01:37.975373882</dc:date>
    <dc:creator>isx53866409 </dc:creator>
    <meta:editing-duration>PT40S</meta:editing-duration>
    <meta:editing-cycles>2</meta:editing-cycles>
    <meta:generator>LibreOffice/4.2.8.2$Linux_X86_64 LibreOffice_project/420$Build-2</meta:generator>
    <meta:document-statistic meta:table-count="0" meta:image-count="0" meta:object-count="0" meta:page-count="1" meta:paragraph-count="4" meta:word-count="8" meta:character-count="73" meta:non-whitespace-character-count="68"/>
  </office:meta>
</office:document-meta>
</file>